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fo:break-before="page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start" style:justify-single-word="false"/>
      <style:text-properties style:text-underline-style="none"/>
    </style:style>
    <style:style style:name="P5" style:family="paragraph" style:parent-style-name="Standard">
      <style:paragraph-properties fo:text-align="center" style:justify-single-word="false"/>
      <style:text-properties style:text-underline-style="none"/>
    </style:style>
    <style:style style:name="P6" style:family="paragraph" style:parent-style-name="Standard">
      <style:paragraph-properties fo:text-align="start" style:justify-single-word="false"/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">Echanges avec Emmanuel Bardière le 31/03</text:p>
          </table:table-cell>
        </table:table-row>
      </table:table>
      <text:p text:style-name="P1"/>
      <text:p text:style-name="P2"><text:span text:style-name="T1">Présents</text:span> </text:p>
      <text:p text:style-name="P2">Emmanuel Bardière</text:p>
      <text:p text:style-name="P2">Hippolyte Mouthier</text:p>
      <text:p text:style-name="P2">Philémon Renaud</text:p>
      <text:p text:style-name="P2">Clément Drouadaine</text:p>
      <text:p text:style-name="P2">Mohammed Amjad Lasri</text:p>
      <text:p text:style-name="P2">Régis Cuissard</text:p>
      <text:p text:style-name="P2"/>
      <text:p text:style-name="P3">SUJETS ABORDES :</text:p>
      <text:p text:style-name="P3"/>
      <text:p text:style-name="P3">Besoins Technique :</text:p>
      <text:p text:style-name="P4">- dépôt Git ;</text:p>
      <text:p text:style-name="P2">- gestionnaire de tickets ;</text:p>
      <text:p text:style-name="P2">- serveur d'intégration continue qui fait :</text:p>
      <text:p text:style-name="P2"><text:tab/>- checkout ;</text:p>
      <text:p text:style-name="P2"><text:tab/>- compillation ;</text:p>
      <text:p text:style-name="P2"><text:tab/>- rapport de compilation (avec envoi de mail si erreur).</text:p>
      <text:p text:style-name="P2"/>
      <text:p text:style-name="P3">Priorités du projet :</text:p>
      <text:p text:style-name="P4">- création d'un service ;</text:p>
      <text:p text:style-name="P4">- création d'un interface web ;</text:p>
      <text:p text:style-name="P4">- création d'un framework (par exemple avec NodeJS + WebGL)</text:p>
      <text:p text:style-name="P2"/>
      <text:p text:style-name="P2">On aura également accès à un serveur valilab <text:span text:style-name="T2">(login : git / mot de passe : git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4-03T17:12:43.563797787</meta:creation-date>
    <meta:generator>OpenOffice/4.1.1$Win32 OpenOffice.org_project/411m6$Build-9775</meta:generator>
    <dc:date>2015-04-08T16:49:27.49</dc:date>
    <meta:editing-duration>PT1H52M39S</meta:editing-duration>
    <meta:editing-cycles>74</meta:editing-cycles>
    <dc:creator>Philémon Renaud</dc:creator>
    <meta:document-statistic meta:table-count="1" meta:image-count="0" meta:object-count="0" meta:page-count="1" meta:paragraph-count="21" meta:word-count="100" meta:character-count="571"/>
  </office:meta>
</office:document-meta>
</file>